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Document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rtDocument.setSourceValidity( SourceValidity source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Template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Template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setEndDocument( EndDocument end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getSource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Document.StartDocument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